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rsid="000dcfdf" officeooo:paragraph-rsid="000dcfdf" style:font-weight-asian="normal" style:font-weight-complex="normal"/>
    </style:style>
    <style:style style:name="P2" style:family="paragraph" style:parent-style-name="Standard">
      <style:text-properties fo:font-weight="normal" officeooo:rsid="000dcfdf" officeooo:paragraph-rsid="000f74d9" style:font-weight-asian="normal" style:font-weight-complex="normal"/>
    </style:style>
    <style:style style:name="P3" style:family="paragraph" style:parent-style-name="Standard">
      <style:text-properties fo:font-weight="normal" officeooo:rsid="000f74d9" officeooo:paragraph-rsid="000f74d9" style:font-weight-asian="normal" style:font-weight-complex="normal"/>
    </style:style>
    <style:style style:name="P4" style:family="paragraph" style:parent-style-name="Standard">
      <style:text-properties fo:font-weight="normal" officeooo:rsid="0010e814" officeooo:paragraph-rsid="0010e814" style:font-weight-asian="normal" style:font-weight-complex="normal"/>
    </style:style>
    <style:style style:name="P5" style:family="paragraph" style:parent-style-name="Text_20_body">
      <style:text-properties officeooo:rsid="000f74d9" officeooo:paragraph-rsid="000f74d9"/>
    </style:style>
    <style:style style:name="P6" style:family="paragraph" style:parent-style-name="Text_20_body">
      <style:text-properties fo:font-weight="normal" officeooo:rsid="000dcfdf" officeooo:paragraph-rsid="000f74d9" style:font-weight-asian="normal" style:font-weight-complex="normal"/>
    </style:style>
    <style:style style:name="P7" style:family="paragraph" style:parent-style-name="Text_20_body">
      <style:text-properties officeooo:rsid="0012c0b4" officeooo:paragraph-rsid="0012c0b4"/>
    </style:style>
    <style:style style:name="P8" style:family="paragraph" style:parent-style-name="Text_20_body">
      <style:text-properties officeooo:rsid="0012c0b4" officeooo:paragraph-rsid="00171806"/>
    </style:style>
    <style:style style:name="P9" style:family="paragraph" style:parent-style-name="Text_20_body">
      <style:text-properties officeooo:rsid="0013591e" officeooo:paragraph-rsid="0013591e"/>
    </style:style>
    <style:style style:name="P10" style:family="paragraph" style:parent-style-name="Text_20_body">
      <style:text-properties officeooo:rsid="0013591e" officeooo:paragraph-rsid="00171806"/>
    </style:style>
    <style:style style:name="P11" style:family="paragraph" style:parent-style-name="Text_20_body">
      <style:text-properties officeooo:rsid="00171806" officeooo:paragraph-rsid="00171806"/>
    </style:style>
    <style:style style:name="P12" style:family="paragraph" style:parent-style-name="Title">
      <style:paragraph-properties fo:break-before="page"/>
      <style:text-properties officeooo:rsid="0012c0b4" officeooo:paragraph-rsid="0012c0b4"/>
    </style:style>
    <style:style style:name="P13" style:family="paragraph" style:parent-style-name="Table_20_Contents">
      <style:text-properties officeooo:rsid="000f74d9" officeooo:paragraph-rsid="000f74d9"/>
    </style:style>
    <style:style style:name="P14" style:family="paragraph" style:parent-style-name="Text_20_body">
      <style:text-properties fo:font-variant="normal" fo:text-transform="none" fo:color="#000000" fo:letter-spacing="normal" officeooo:rsid="00171806" officeooo:paragraph-rsid="00171806"/>
    </style:style>
    <style:style style:name="P15" style:family="paragraph" style:parent-style-name="Heading_20_1">
      <style:text-properties officeooo:rsid="000f74d9" officeooo:paragraph-rsid="000f74d9"/>
    </style:style>
    <style:style style:name="P16" style:family="paragraph" style:parent-style-name="Heading_20_1">
      <style:text-properties officeooo:rsid="0013591e" officeooo:paragraph-rsid="0013591e"/>
    </style:style>
    <style:style style:name="T1" style:family="text">
      <style:text-properties officeooo:rsid="000f74d9"/>
    </style:style>
    <style:style style:name="T2" style:family="text">
      <style:text-properties fo:font-style="normal" style:font-style-asian="normal" style:font-style-complex="normal"/>
    </style:style>
    <style:style style:name="T3" style:family="text">
      <style:text-properties officeooo:rsid="0013591e"/>
    </style:style>
    <style:style style:name="T4" style:family="text">
      <style:text-properties officeooo:rsid="00147741"/>
    </style:style>
    <style:style style:name="T5" style:family="text">
      <style:text-properties officeooo:rsid="001718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udoku</text:p>
      <text:h text:style-name="P15" text:outline-level="1">Inleiding</text:h>
      <text:p text:style-name="P2">Bij de in prolog geprogrammeerde Sudoku Solver worden op basis van zogenaamde facts een antwoord gevonden op de ingevoerde <text:span text:style-name="T1">list in de vorm van een onogeploste </text:span>Sudoku. Hierbij kijkt de solver <text:span text:style-name="T1">in prolog </text:span>naar de lege plekken en probeert deze in te vullen met een getal. Dit getal kan alleen juist zijn als het aan de drie basisregels van een sudoku voldoet:</text:p>
      <text:p text:style-name="P2"><text:span text:style-name="T1">1. </text:span>Het getal mag namelijk <text:span text:style-name="T1">slechts </text:span>één keer voorkomen in dezelfde rij.</text:p>
      <text:p text:style-name="P2"><text:span text:style-name="T1">2. </text:span>Het getal mag namelijk <text:span text:style-name="T1">slechts </text:span>één keer voorkomen in dezelfde <text:span text:style-name="T1">kolom.</text:span></text:p>
      <text:p text:style-name="P2"><text:span text:style-name="T1">3. </text:span>Het getal mag namelijk <text:span text:style-name="T1">slechts </text:span>één keer voorkomen in <text:span text:style-name="T1">hetzelfde blok</text:span>.</text:p>
      <text:p text:style-name="P1"/>
      <text:h text:style-name="P15" text:outline-level="1">Code</text:h>
      <text:p text:style-name="P5">Hierin beschrijf ik stap voor stap wat elke regel in mijn sudoku solver uitvoert. </text:p>
      <text:p text:style-name="P5">Om te beginnen wordt de CLPFD-libary aangeroepen. Dit is een library van Prolog waarin een functie staat die we later nodig hebben: tranpose. Na het aanroepen van de library schrijven we de sudoku functie. De functie vraagt om 2 parameters van de gebruiker. Deze parameters beschrijven we later als een list (Rows), en een variabele waarin diezelfde list bewerkt wordt gereturned (Solution).</text:p>
      <text:p text:style-name="P5">Binnen de functie, op de eerste regel wordt een append functie aangeroepen. Hierbij wordt er voor gezorgd dat de lege plekken in de meegegeven list – weergegeven door een “_”-symbool – in de rows voldoen aan een bepaalde rule (de tweede parameter: Empty). Die rule wordt een regel later beschreven. Hierin staat dat het invullen van de lege plekken alleen kan met een getal tussen de 1 en 9. </text:p>
      <text:p text:style-name="P5">Vervolgens wordt op de list van Row's een regel aangeroepen door midde van de maplist. De regel die we toepassen is all_distinct. Deze regel zorgt ervoor dat elk getal slechts een keer voorkomt in die list (die nu dus bestaat uit een enkele row). Hierdoor zal prolog de lege plekken nu gaan invullen met een getal dat nog niet eerder voorkwam in de rij omdat hi nu rekening houdt met de maplist regel. Dit is de eerste voorwaarde voor een opgeloste sudoku. </text:p>
      <text:p text:style-name="P5">Hierna worden de list's van Rows bewerkt. De tranpose functie wordt hierop aangeroepen. Dit houdt in dat er telkens het n-<text:span text:style-name="T2">de getal van de volgende list wordt gepakt om hiermee een nieuwe list te vormen:</text:span></text:p>
      <table:table table:name="Table1" table:style-name="Table1">
        <table:table-column table:style-name="Table1.A"/>
        <table:table-column table:style-name="Table1.B"/>
        <table:table-row>
          <table:table-cell table:style-name="Table1.A1" office:value-type="string">
            <text:p text:style-name="P13">Rows:</text:p>
          </table:table-cell>
          <table:table-cell table:style-name="Table1.B1" office:value-type="string">
            <text:p text:style-name="P13">tranpose(Rows, Cols)</text:p>
          </table:table-cell>
        </table:table-row>
        <table:table-row>
          <table:table-cell table:style-name="Table1.A2" office:value-type="string">
            <text:p text:style-name="P2">1,2</text:p>
            <text:p text:style-name="P2">3,4</text:p>
          </table:table-cell>
          <table:table-cell table:style-name="Table1.B2" office:value-type="string">
            <text:p text:style-name="P2">1,2</text:p>
            <text:p text:style-name="P2">3,4</text:p>
          </table:table-cell>
        </table:table-row>
      </table:table>
      <text:p text:style-name="P6"/>
      <text:p text:style-name="P1">Hierdoor krijg je in plaats van rijen dus een lijst met kolomen. Vervolgens wordt verteld aan prolog dat ook in de nieuwe lists slechts elk getal één keer mag voorkomen. <text:span text:style-name="T1">Nu is er voldaan aan de tweede voorwaarde voor een opgeloste sudoku.</text:span></text:p>
      <text:p text:style-name="P1"/>
      <text:p text:style-name="P3"><text:soft-page-break/>Tot slot moet er nog worden voldaan aan regel 3. Hierbij heb ik een omslachtig stukje code gebruikt omdat ik niet precies begreep hoe ik dit anders kon aanpakken. In dit stukje code zeg ik dat elk item in elke list van Rows een bepaalde variabele naam krijgt. Vervolgens maak ik een list van blocks waarin ik in elke list diezelfde variabelen zet in zo'n volgorde dat er 3x3 blokken onstaan van de eerdere Rows. Hierop wordt uiteindelijk ook de all_distinct aangeroepen van prolog zodat de Sudoku aan alle voorwaardes van een opgeloste Sudoku voldoet. De uiteindelijke ingevulde Rows worden gereturned in de variabele Solution zodat de gebruiker een opgeloste Sudoku gereturned zal krijgen in de variabele van de tweede parameter.</text:p>
      <text:p text:style-name="P4"/>
      <text:p text:style-name="P12">Natural language</text:p>
      <text:h text:style-name="Heading_20_1" text:outline-level="1">Deel 1</text:h>
      <text:p text:style-name="P7">Bij het volgende onderdeel werd ons gevraagd de logische expressies te geven van de volgende zinnen:</text:p>
      <text:p text:style-name="P7">1. <text:tab/>Mary knows all important artists.</text:p>
      <text:p text:style-name="P7">2. <text:tab/>Every teacher who teaches French and studies music understands Chopin </text:p>
      <text:p text:style-name="P7">3.<text:tab/>A charming lady from Florida runs a beauty shop in Sydney</text:p>
      <text:p text:style-name="P7">Dit vertaalde ik naar:</text:p>
      <text:p text:style-name="P7">1.<text:tab/>K(x, <text:span text:style-name="T5">y</text:span>) = X knows <text:span text:style-name="T5">Y<text:tab/><text:tab/>A(x) = artists<text:tab/><text:tab/>I(x) = important people</text:span></text:p>
      <text:p text:style-name="P8"><text:tab/><text:span text:style-name="T3">Ɐx K(Mary, A(x) ^ I(x))</text:span></text:p>
      <text:p text:style-name="P11">2.<text:tab/>T(x) = French Teacher<text:tab/>M(x) = Music studier<text:tab/><text:tab/>U(x) = understands x<text:tab/></text:p>
      <text:p text:style-name="P11"><text:span text:style-name="T3"><text:tab/>Ɐx </text:span>T(x) ^ M(x) → U(chopin)</text:p>
      <text:p text:style-name="P10">3.<text:tab/><text:span text:style-name="T5">C(x) = Charming lady <text:s/>F(x) =People from florida<text:tab/>R(x) = runs a beautyshop in <text:tab/>Sydney</text:span></text:p>
      <text:p text:style-name="P14"><text:tab/>∃x C(x) ^ F(x) → R(x)</text:p>
      <text:h text:style-name="P16" text:outline-level="1">Deel 2</text:h>
      <text:p text:style-name="P9">Het probleem in de aangegeven code in natural_language.pl is dat wanneer je een zin in voert de inverse niet klopt. Dit komt omdat Prolog uit de ingevoerde regels afleid dat er meerdere feiten ontstaan uit één zin. Zo wordt de volgende zin op twee verschillende manieren uitgevoerd op basis van de feiten uit natural_language.pl</text:p>
      <text:p text:style-name="P9">every, woman, that, admires, a, man, that, paints, likes, monet</text:p>
      <text:p text:style-name="P9">Vormt hierdoor ook de zin:</text:p>
      <text:p text:style-name="P9">monet, likes, every, woman, that, admires, a, man, that, paints</text:p>
      <text:p text:style-name="P9">Deze zin klopt in feiten niet met de invoer. Dit komt doordat monet gezien wordt door Prolog als een zelfde type zelfstandig naam woord als <text:span text:style-name="T4">de andere terwijl dit niet de bedoeling is omdat hierdoor een zin kan onstaan met de regel: All(x, … ) waarbij x voor monet i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4T16:28:00.250117595</meta:creation-date>
    <meta:editing-duration>PT1H49M37S</meta:editing-duration>
    <meta:editing-cycles>4</meta:editing-cycles>
    <meta:generator>LibreOffice/4.2.7.2$Linux_X86_64 LibreOffice_project/420m0$Build-2</meta:generator>
    <dc:date>2015-01-07T12:50:16.188625898</dc:date>
    <meta:document-statistic meta:table-count="1" meta:image-count="0" meta:object-count="0" meta:page-count="3" meta:paragraph-count="39" meta:word-count="775" meta:character-count="4472" meta:non-whitespace-character-count="3718"/>
  </office:meta>
</office:document-meta>
</file>